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officeooo:rsid="00167250" officeooo:paragraph-rsid="00167250"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rsid="001f70a8" officeooo:paragraph-rsid="001f70a8" style:font-size-asian="12pt" style:font-size-complex="12pt"/>
    </style:style>
    <style:style style:name="P3" style:family="paragraph" style:parent-style-name="Text_20_body">
      <style:paragraph-properties fo:text-align="start" style:justify-single-word="false"/>
      <style:text-properties style:font-name="Liberation Serif" fo:font-weight="normal" officeooo:rsid="00275db9" officeooo:paragraph-rsid="00275db9" style:font-weight-asian="normal" style:font-weight-complex="normal"/>
    </style:style>
    <style:style style:name="P4" style:family="paragraph" style:parent-style-name="Text_20_body">
      <style:paragraph-properties fo:text-align="start" style:justify-single-word="false"/>
      <style:text-properties style:font-name="Liberation Serif" fo:font-weight="normal" officeooo:rsid="002f7869" officeooo:paragraph-rsid="002f7869" style:font-weight-asian="normal" style:font-weight-complex="normal"/>
    </style:style>
    <style:style style:name="P5" style:family="paragraph" style:parent-style-name="Text_20_body">
      <style:paragraph-properties fo:text-align="start" style:justify-single-word="false"/>
      <style:text-properties style:font-name="Liberation Serif" fo:font-weight="normal" officeooo:rsid="002d0537" officeooo:paragraph-rsid="002d0537" style:font-weight-asian="normal" style:font-weight-complex="normal"/>
    </style:style>
    <style:style style:name="P6" style:family="paragraph" style:parent-style-name="Text_20_body">
      <style:paragraph-properties fo:text-align="start" style:justify-single-word="false"/>
      <style:text-properties style:font-name="Liberation Serif" fo:font-weight="normal" officeooo:rsid="00271a4a" officeooo:paragraph-rsid="002d0537" style:font-weight-asian="normal" style:font-weight-complex="normal"/>
    </style:style>
    <style:style style:name="P7" style:family="paragraph" style:parent-style-name="Text_20_body">
      <style:paragraph-properties fo:text-align="start" style:justify-single-word="false"/>
      <style:text-properties fo:font-size="10pt" officeooo:paragraph-rsid="00193fc1" style:font-size-asian="10pt" style:font-size-complex="10pt"/>
    </style:style>
    <style:style style:name="P8" style:family="paragraph" style:parent-style-name="Text_20_body">
      <style:text-properties officeooo:rsid="001e46f1" officeooo:paragraph-rsid="001e46f1"/>
    </style:style>
    <style:style style:name="P9" style:family="paragraph" style:parent-style-name="Text_20_body">
      <style:paragraph-properties fo:text-align="start" style:justify-single-word="false"/>
      <style:text-properties officeooo:rsid="001f70a8" officeooo:paragraph-rsid="00250b8c"/>
    </style:style>
    <style:style style:name="P10" style:family="paragraph" style:parent-style-name="Text_20_body">
      <style:paragraph-properties fo:text-align="start" style:justify-single-word="false"/>
      <style:text-properties fo:font-size="12pt" officeooo:rsid="00149faa" officeooo:paragraph-rsid="00167250" style:font-size-asian="12pt" style:font-size-complex="12pt"/>
    </style:style>
    <style:style style:name="P11" style:family="paragraph" style:parent-style-name="Text_20_body">
      <style:paragraph-properties fo:text-align="start" style:justify-single-word="false"/>
      <style:text-properties fo:font-size="12pt" officeooo:rsid="00167250" officeooo:paragraph-rsid="0017fc2c" style:font-size-asian="12pt" style:font-size-complex="12pt"/>
    </style:style>
    <style:style style:name="P12" style:family="paragraph" style:parent-style-name="Text_20_body">
      <style:paragraph-properties fo:text-align="start" style:justify-single-word="false"/>
      <style:text-properties fo:font-size="12pt" officeooo:rsid="001f70a8" officeooo:paragraph-rsid="001f70a8" style:font-size-asian="12pt" style:font-size-complex="12pt"/>
    </style:style>
    <style:style style:name="P13" style:family="paragraph" style:parent-style-name="Text_20_body">
      <style:paragraph-properties fo:text-align="start" style:justify-single-word="false"/>
      <style:text-properties officeooo:rsid="00257cac" officeooo:paragraph-rsid="00257cac"/>
    </style:style>
    <style:style style:name="P14" style:family="paragraph" style:parent-style-name="Preformatted_20_Text">
      <style:text-properties fo:color="#000000" style:font-name="DejaVu Sans Mono" fo:font-size="10.5pt" style:font-size-asian="10.5pt" style:font-size-complex="10.5pt"/>
    </style:style>
    <style:style style:name="P15" style:family="paragraph" style:parent-style-name="Preformatted_20_Text">
      <style:text-properties fo:color="#000000" style:font-name="DejaVu Sans Mono" fo:font-size="10.5pt" officeooo:paragraph-rsid="00250b8c" style:font-size-asian="10.5pt" style:font-size-complex="10.5pt"/>
    </style:style>
    <style:style style:name="P16" style:family="paragraph" style:parent-style-name="Preformatted_20_Text">
      <style:text-properties fo:color="#000000" style:font-name="DejaVu Sans Mono" fo:font-size="9pt"/>
    </style:style>
    <style:style style:name="P17" style:family="paragraph" style:parent-style-name="Preformatted_20_Text">
      <style:text-properties fo:color="#000000" fo:font-size="10.5pt" fo:font-style="normal" style:font-size-asian="10.5pt" style:font-style-asian="normal" style:font-size-complex="10.5pt" style:font-style-complex="normal"/>
    </style:style>
    <style:style style:name="P18" style:family="paragraph" style:parent-style-name="Preformatted_20_Text">
      <style:text-properties fo:color="#000000" fo:font-size="10.5pt" style:font-size-asian="10.5pt" style:font-size-complex="10.5pt"/>
    </style:style>
    <style:style style:name="P19" style:family="paragraph" style:parent-style-name="Preformatted_20_Text">
      <style:text-properties fo:color="#808080" style:font-name="DejaVu Sans Mono" fo:font-size="10.5pt" fo:font-style="italic" fo:font-weight="bold" style:font-size-asian="10.5pt" style:font-size-complex="10.5pt"/>
    </style:style>
    <style:style style:name="P20" style:family="paragraph" style:parent-style-name="Preformatted_20_Text">
      <style:text-properties fo:color="#000080" style:font-name="DejaVu Sans Mono" fo:font-size="10.5pt" fo:font-weight="bold" style:font-size-asian="10.5pt" style:font-size-complex="10.5pt"/>
    </style:style>
    <style:style style:name="P21" style:family="paragraph" style:parent-style-name="Preformatted_20_Text">
      <style:text-properties officeooo:rsid="002d0537" officeooo:paragraph-rsid="002d0537"/>
    </style:style>
    <style:style style:name="P22" style:family="paragraph" style:parent-style-name="Preformatted_20_Text">
      <style:text-properties officeooo:rsid="002d0537" officeooo:paragraph-rsid="0032eae3"/>
    </style:style>
    <style:style style:name="P23" style:family="paragraph" style:parent-style-name="Preformatted_20_Text">
      <style:text-properties fo:color="#008000" style:font-name="DejaVu Sans Mono" fo:font-size="10.5pt" fo:font-weight="bold" officeooo:rsid="0027da34" officeooo:paragraph-rsid="00275db9" style:font-size-asian="10.5pt" style:font-size-complex="10.5pt"/>
    </style:style>
    <style:style style:name="P24" style:family="paragraph" style:parent-style-name="Text_20_body">
      <style:paragraph-properties fo:margin-left="1.251cm" fo:margin-right="0cm" fo:text-indent="0cm" style:auto-text-indent="false"/>
    </style:style>
    <style:style style:name="P25" style:family="paragraph" style:parent-style-name="Text_20_body">
      <style:paragraph-properties fo:margin-left="1.251cm" fo:margin-right="0cm" fo:text-indent="0cm" style:auto-text-indent="false"/>
      <style:text-properties style:use-window-font-color="true" style:font-name="Liberation Serif"/>
    </style:style>
    <style:style style:name="P26" style:family="paragraph" style:parent-style-name="Text_20_body">
      <style:paragraph-properties fo:margin-left="1.251cm" fo:margin-right="0cm" fo:text-indent="0cm" style:auto-text-indent="false"/>
      <style:text-properties officeooo:paragraph-rsid="00257cac"/>
    </style:style>
    <style:style style:name="P27" style:family="paragraph" style:parent-style-name="Text_20_body">
      <style:paragraph-properties fo:margin-left="1.251cm" fo:margin-right="0cm" fo:text-indent="0cm" style:auto-text-indent="false"/>
      <style:text-properties officeooo:rsid="002a6f47" officeooo:paragraph-rsid="002a6f47"/>
    </style:style>
    <style:style style:name="P28" style:family="paragraph" style:parent-style-name="Text_20_body">
      <style:paragraph-properties fo:margin-left="1.251cm" fo:margin-right="0cm" fo:text-indent="0cm" style:auto-text-indent="false"/>
      <style:text-properties officeooo:rsid="00271a4a"/>
    </style:style>
    <style:style style:name="P29" style:family="paragraph" style:parent-style-name="Text_20_body">
      <style:paragraph-properties fo:margin-left="1.251cm" fo:margin-right="0cm" fo:text-indent="0cm" style:auto-text-indent="false"/>
      <style:text-properties style:font-name="Liberation Serif" fo:font-size="12pt" fo:font-style="normal" officeooo:rsid="0028be56" officeooo:paragraph-rsid="0028be56" style:font-size-asian="12pt" style:font-style-asian="normal" style:font-size-complex="12pt" style:font-style-complex="normal"/>
    </style:style>
    <style:style style:name="P30" style:family="paragraph" style:parent-style-name="Text_20_body">
      <style:paragraph-properties fo:margin-left="1.251cm" fo:margin-right="0cm" fo:text-indent="0cm" style:auto-text-indent="false"/>
      <style:text-properties style:font-name="Liberation Serif" fo:font-size="12pt" fo:font-style="normal" officeooo:rsid="0029b16f" officeooo:paragraph-rsid="0029b16f" style:font-size-asian="12pt" style:font-style-asian="normal" style:font-size-complex="12pt" style:font-style-complex="normal"/>
    </style:style>
    <style:style style:name="P31" style:family="paragraph" style:parent-style-name="Text_20_body">
      <style:paragraph-properties fo:margin-left="1.251cm" fo:margin-right="0cm" fo:text-indent="0cm" style:auto-text-indent="false"/>
      <style:text-properties style:font-name="Liberation Serif" fo:font-size="12pt" fo:font-style="normal" officeooo:rsid="002b0d1f" officeooo:paragraph-rsid="002b0d1f" style:font-size-asian="12pt" style:font-style-asian="normal" style:font-size-complex="12pt" style:font-style-complex="normal"/>
    </style:style>
    <style:style style:name="P32" style:family="paragraph" style:parent-style-name="Preformatted_20_Text">
      <style:paragraph-properties fo:margin-left="0cm" fo:margin-right="0cm" fo:text-indent="0cm" style:auto-text-indent="false"/>
      <style:text-properties fo:color="#000000" style:font-name="DejaVu Sans Mono" fo:font-size="10.5pt" officeooo:paragraph-rsid="00257cac" style:font-size-asian="10.5pt" style:font-size-complex="10.5pt"/>
    </style:style>
    <style:style style:name="P33" style:family="paragraph" style:parent-style-name="Text_20_body" style:list-style-name="L1">
      <style:paragraph-properties fo:text-align="start" style:justify-single-word="false"/>
      <style:text-properties officeooo:paragraph-rsid="00193fc1"/>
    </style:style>
    <style:style style:name="P34" style:family="paragraph" style:parent-style-name="Text_20_body" style:list-style-name="L1">
      <style:paragraph-properties fo:text-align="start" style:justify-single-word="false"/>
      <style:text-properties fo:font-style="normal" officeooo:rsid="00193fc1" officeooo:paragraph-rsid="00193fc1" style:font-style-asian="normal" style:font-style-complex="normal"/>
    </style:style>
    <style:style style:name="P35" style:family="paragraph" style:parent-style-name="Text_20_body" style:list-style-name="L1">
      <style:paragraph-properties fo:text-align="start" style:justify-single-word="false"/>
      <style:text-properties fo:font-style="normal" fo:font-weight="normal" officeooo:rsid="001f70a8" officeooo:paragraph-rsid="001f70a8" style:font-style-asian="normal" style:font-weight-asian="normal" style:font-style-complex="normal" style:font-weight-complex="normal"/>
    </style:style>
    <style:style style:name="P36" style:family="paragraph" style:parent-style-name="Text_20_body">
      <style:text-properties officeooo:rsid="00257cac" officeooo:paragraph-rsid="00257cac"/>
    </style:style>
    <style:style style:name="P37" style:family="paragraph" style:parent-style-name="Text_20_body">
      <style:paragraph-properties fo:margin-left="1.251cm" fo:margin-right="0cm" fo:text-indent="0cm" style:auto-text-indent="false"/>
      <style:text-properties officeooo:rsid="0033cfb4" officeooo:paragraph-rsid="0033cfb4"/>
    </style:style>
    <style:style style:name="P38" style:family="paragraph" style:parent-style-name="Heading_20_1">
      <style:text-properties officeooo:rsid="00193fc1" officeooo:paragraph-rsid="00193fc1"/>
    </style:style>
    <style:style style:name="P39" style:family="paragraph" style:parent-style-name="Heading_20_1">
      <style:paragraph-properties fo:break-before="page"/>
      <style:text-properties officeooo:rsid="001be36d" officeooo:paragraph-rsid="001be36d"/>
    </style:style>
    <style:style style:name="P40" style:family="paragraph" style:parent-style-name="Preformatted_20_Text">
      <style:text-properties fo:color="#000000" style:font-name="DejaVu Sans Mono" fo:font-size="10.5pt" officeooo:rsid="0033cfb4" officeooo:paragraph-rsid="0033cfb4" style:font-size-asian="10.5pt" style:font-size-complex="10.5pt"/>
    </style:style>
    <style:style style:name="P41" style:family="paragraph" style:parent-style-name="Heading_20_3">
      <style:paragraph-properties fo:break-before="page"/>
      <style:text-properties officeooo:rsid="002072f7" officeooo:paragraph-rsid="002072f7"/>
    </style:style>
    <style:style style:name="T1" style:family="text">
      <style:text-properties officeooo:rsid="001495f9"/>
    </style:style>
    <style:style style:name="T2" style:family="text">
      <style:text-properties style:font-name="Courier 10 Pitch"/>
    </style:style>
    <style:style style:name="T3" style:family="text">
      <style:text-properties style:font-name="Courier 10 Pitch" officeooo:rsid="00167250"/>
    </style:style>
    <style:style style:name="T4" style:family="text">
      <style:text-properties style:font-name="Courier 10 Pitch" officeooo:rsid="00149faa"/>
    </style:style>
    <style:style style:name="T5" style:family="text">
      <style:text-properties style:font-name="Courier 10 Pitch" officeooo:rsid="001495f9"/>
    </style:style>
    <style:style style:name="T6" style:family="text">
      <style:text-properties fo:font-style="italic" fo:font-weight="normal" officeooo:rsid="001495f9" style:font-style-asian="italic" style:font-weight-asian="normal" style:font-style-complex="italic" style:font-weight-complex="normal"/>
    </style:style>
    <style:style style:name="T7" style:family="text">
      <style:text-properties fo:font-style="normal" officeooo:rsid="001495f9" style:font-style-asian="normal" style:font-style-complex="normal"/>
    </style:style>
    <style:style style:name="T8" style:family="text">
      <style:text-properties fo:color="#000000" style:font-name="Courier 10 Pitch" fo:font-size="9pt"/>
    </style:style>
    <style:style style:name="T9" style:family="text">
      <style:text-properties style:font-name="Liberation Serif"/>
    </style:style>
    <style:style style:name="T10" style:family="text">
      <style:text-properties style:font-name="Liberation Serif" officeooo:rsid="00167250"/>
    </style:style>
    <style:style style:name="T11" style:family="text">
      <style:text-properties style:font-name="Liberation Serif" officeooo:rsid="001755d6"/>
    </style:style>
    <style:style style:name="T12" style:family="text">
      <style:text-properties style:font-name="Liberation Serif" officeooo:rsid="001be36d"/>
    </style:style>
    <style:style style:name="T13" style:family="text">
      <style:text-properties style:font-name="Liberation Serif" officeooo:rsid="001f70a8"/>
    </style:style>
    <style:style style:name="T14" style:family="text">
      <style:text-properties style:font-name="Liberation Serif" officeooo:rsid="001fc079"/>
    </style:style>
    <style:style style:name="T15" style:family="text">
      <style:text-properties style:font-name="Liberation Serif" officeooo:rsid="002072f7"/>
    </style:style>
    <style:style style:name="T16" style:family="text">
      <style:text-properties style:font-name="Liberation Serif" officeooo:rsid="00250b8c"/>
    </style:style>
    <style:style style:name="T17" style:family="text">
      <style:text-properties style:font-name="Liberation Serif" fo:font-weight="bold" style:font-weight-asian="bold" style:font-weight-complex="bold"/>
    </style:style>
    <style:style style:name="T18" style:family="text">
      <style:text-properties style:font-name="Liberation Serif" fo:font-weight="bold" officeooo:rsid="00250b8c" style:font-weight-asian="bold" style:font-weight-complex="bold"/>
    </style:style>
    <style:style style:name="T19" style:family="text">
      <style:text-properties style:font-name="Liberation Serif" fo:font-weight="bold" officeooo:rsid="00271a4a" style:font-weight-asian="bold" style:font-weight-complex="bold"/>
    </style:style>
    <style:style style:name="T20" style:family="text">
      <style:text-properties style:font-name="Liberation Serif" fo:font-weight="normal" officeooo:rsid="00250b8c" style:font-weight-asian="normal" style:font-weight-complex="normal"/>
    </style:style>
    <style:style style:name="T21" style:family="text">
      <style:text-properties style:font-name="Liberation Serif" officeooo:rsid="002a6f47"/>
    </style:style>
    <style:style style:name="T22" style:family="text">
      <style:text-properties officeooo:rsid="00193fc1"/>
    </style:style>
    <style:style style:name="T23" style:family="text">
      <style:text-properties fo:font-weight="normal" style:font-weight-asian="normal" style:font-weight-complex="normal"/>
    </style:style>
    <style:style style:name="T24" style:family="text">
      <style:text-properties fo:font-weight="normal" officeooo:rsid="001495f9" style:font-weight-asian="normal" style:font-weight-complex="normal"/>
    </style:style>
    <style:style style:name="T25" style:family="text">
      <style:text-properties fo:font-weight="normal" officeooo:rsid="00275db9" style:font-weight-asian="normal" style:font-weight-complex="normal"/>
    </style:style>
    <style:style style:name="T26" style:family="text">
      <style:text-properties fo:font-weight="normal" officeooo:rsid="0027da34" style:font-weight-asian="normal" style:font-weight-complex="normal"/>
    </style:style>
    <style:style style:name="T27" style:family="text">
      <style:text-properties fo:font-weight="normal" officeooo:rsid="0028be56" style:font-weight-asian="normal" style:font-weight-complex="normal"/>
    </style:style>
    <style:style style:name="T28" style:family="text">
      <style:text-properties officeooo:rsid="001a0e4a"/>
    </style:style>
    <style:style style:name="T29" style:family="text">
      <style:text-properties officeooo:rsid="001be36d"/>
    </style:style>
    <style:style style:name="T30" style:family="text">
      <style:text-properties officeooo:rsid="001f70a8"/>
    </style:style>
    <style:style style:name="T31" style:family="text">
      <style:text-properties style:font-name="DejaVu Sans Mono"/>
    </style:style>
    <style:style style:name="T32" style:family="text">
      <style:text-properties style:font-name="DejaVu Sans Mono" officeooo:rsid="00250b8c"/>
    </style:style>
    <style:style style:name="T33" style:family="text">
      <style:text-properties officeooo:rsid="00257cac"/>
    </style:style>
    <style:style style:name="T34" style:family="text">
      <style:text-properties officeooo:rsid="00271a4a"/>
    </style:style>
    <style:style style:name="T35" style:family="text">
      <style:text-properties officeooo:rsid="00275db9"/>
    </style:style>
    <style:style style:name="T36" style:family="text">
      <style:text-properties officeooo:rsid="00312b01"/>
    </style:style>
    <style:style style:name="T37" style:family="text">
      <style:text-properties officeooo:rsid="0032eae3"/>
    </style:style>
    <style:style style:name="T38" style:family="text">
      <style:text-properties officeooo:rsid="00332870"/>
    </style:style>
    <style:style style:name="T39" style:family="text">
      <style:text-properties fo:color="#000080" fo:font-weight="bold"/>
    </style:style>
    <style:style style:name="T40" style:family="text">
      <style:text-properties fo:color="#b200b2"/>
    </style:style>
    <style:style style:name="T41" style:family="text">
      <style:text-properties fo:color="#94558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 Memory Test</text:p>
      <text:p text:style-name="Subtitle"><text:span text:style-name="T30">Instructions - June</text:span> 2016</text:p>
      <text:h text:style-name="P38" text:outline-level="1"><text:bookmark-start text:name="__RefHeading___Toc112_1311750252"/>How to install<text:bookmark-end text:name="__RefHeading___Toc112_1311750252"/></text:h>
      <text:p text:style-name="P7">The software has been tested in Linux and Windows. While Python should offer a platform independent environment, it may <text:span text:style-name="T30">NOT </text:span>work on other systems.</text:p>
      <text:list xml:id="list5022990421092015312" text:style-name="L1">
        <text:list-item>
          <text:p text:style-name="P33"><text:span text:style-name="T22">Verify that you have a working Python environment (and install it, if the need be).<text:line-break/>Be ready to adapt the instructions for your operative system.<text:line-break/><text:line-break/>Open a command prompt (Windows 7: type </text:span><text:span text:style-name="T5">cmd</text:span><text:span text:style-name="T1"> in the search box in the Start menu; Windows 8.1: right-click on the Windows menu button; Linux: your usual terminal) and run the command </text:span><text:span text:style-name="T5">python –version</text:span><text:span text:style-name="T1">.<text:line-break/><text:line-break/> On Windows, download the latest release from </text:span><text:a xlink:type="simple" xlink:href="https://www.python.org/downloads/" text:style-name="Internet_20_link" text:visited-style-name="Visited_20_Internet_20_Link"><text:span text:style-name="T1">https://www.python.org/downloads/</text:span></text:a><text:span text:style-name="T1"> (for example, 2.7.11). Double click on the installer file, be sure to </text:span><text:span text:style-name="T7">select the option to</text:span><text:span text:style-name="T1"> </text:span><text:span text:style-name="T6">include Python in the PATH.</text:span></text:p>
          <text:p text:style-name="P34"><text:span text:style-name="T24">Y</text:span><text:span text:style-name="T23">ou should not need to install Python again if you install a new version of Image Memory Test.</text:span></text:p>
        </text:list-item>
        <text:list-item>
          <text:p text:style-name="P35">Un-zip your copy of the software in any folder.</text:p>
        </text:list-item>
        <text:list-item>
          <text:p text:style-name="P33"><text:span text:style-name="T1">Install the required Python packages.<text:line-break/>Linux: </text:span><text:span text:style-name="T8">python -m pip install -r requirements.txt</text:span><text:span text:style-name="T1"><text:line-break/>Windows: double click on install.bat<text:line-break/><text:line-break/>Avast (and maybe other anti-virus softwares) may block the installation. Disable the anti-virus for the duration of the installation.</text:span></text:p>
        </text:list-item>
      </text:list>
      <text:h text:style-name="Heading_20_1" text:outline-level="1"><text:bookmark-start text:name="__RefHeading___Toc221_1480549788"/>How to use<text:bookmark-end text:name="__RefHeading___Toc221_1480549788"/></text:h>
      <text:p text:style-name="P10"><text:span text:style-name="T28">L</text:span>aunch the program with a double click on <text:span text:style-name="T2">MemoryTest.bat</text:span><text:span text:style-name="T10"> (Windows only) or via the command line (</text:span><text:span text:style-name="T3">python main.py</text:span><text:span text:style-name="T10">).</text:span></text:p>
      <text:p text:style-name="P1">Then select an experiment file (a text file which describe the images to show, for how long, where to save the <text:span text:style-name="T29">results</text:span>…) and let the program run.</text:p>
      <text:p text:style-name="P11"><text:span text:style-name="T12">To “shortcut” the file selection window, y</text:span><text:span text:style-name="T9">ou can select the experiment file via the -e command line option (</text:span><text:span text:style-name="T2">python main.py -e some/file.txt</text:span><text:span text:style-name="T9">). </text:span><text:span text:style-name="T12">On Windows, make a copy</text:span><text:span text:style-name="T11"> of </text:span><text:span text:style-name="T4">MemoryTest.bat </text:span><text:span text:style-name="T11">and </text:span><text:span text:style-name="T12">open it with a text editor (Notepad). A</text:span><text:span text:style-name="T11">dd the option in </text:span><text:span text:style-name="T12">the file, then save and double click on it</text:span><text:span text:style-name="T11">.</text:span></text:p>
      <text:p text:style-name="P12"><text:span text:style-name="T13">T</text:span><text:span text:style-name="T9">he experiment starts immediately after the file selection. See below how to customize the experiments (e. g. to <text:s/>wait for a key press or a fixed time, how to change the images and their display times...)</text:span></text:p>
      <text:p text:style-name="P2">Press the ESC key at any time to close the program.</text:p>
      <text:h text:style-name="P39" text:outline-level="1"><text:bookmark-start text:name="__RefHeading___Toc114_1311750252"/>How to write an experiment file<text:bookmark-end text:name="__RefHeading___Toc114_1311750252"/></text:h>
      <text:p text:style-name="P8">The experiment file describes the sequence of actions (display images, markers etc.) to be performed during the experiment.</text:p>
      <text:p text:style-name="P9"><text:span text:style-name="T11">C</text:span><text:span text:style-name="T9">reate the file with a plain text editor (Notepad, Notepad++, Gedit… NOT Microsoft Word).<text:line-break/>Write each command on a line, </text:span><text:span text:style-name="T16">in the order they should be executed.<text:line-break/>Each command has a name and some parameters between parenthesis, see the list below. </text:span><text:span text:style-name="T21">For example “Wait(800)” instructs the software to pause for 800 milliseconds.</text:span><text:span text:style-name="T16"><text:line-break/></text:span><text:span text:style-name="T9"><text:line-break/></text:span><text:span text:style-name="T15">The program ignore as comment any text following a # sign, up to the end of the line.<text:line-break/></text:span><text:span text:style-name="T14">T</text:span><text:span text:style-name="T16">he program </text:span><text:span text:style-name="T18">halts with an error message </text:span><text:span text:style-name="T20">if there are wrong commands.</text:span><text:span text:style-name="T9"><text:line-break/><text:line-break/>See the examples in the “Demo” folder.</text:span></text:p>
      <text:p text:style-name="P13"><text:span text:style-name="T14">A</text:span><text:span text:style-name="T9">ll times are expressed in milliseconds.<text:line-break/>All positions are in the screen reference system. The </text:span><text:span text:style-name="T17">origin (0, 0) is on the top left screen corner. X grows to the left, Y grows down. </text:span><text:span text:style-name="T19">The coordinates units are screen pixels.</text:span></text:p>
      <text:p text:style-name="Preformatted_20_Text"><text:s text:c="5"/></text:p>
      <text:p text:style-name="P21"><text:s text:c="2"/><text:span text:style-name="T38">+</text:span>--------------------&gt; X</text:p>
      <text:p text:style-name="P22"><text:s text:c="2"/><text:span text:style-name="T37">|</text:span> (0,0) .________________. (1366, 0)</text:p>
      <text:p text:style-name="P21"><text:s text:c="2"/>| <text:s text:c="6"/>| <text:s text:c="15"/>|</text:p>
      <text:p text:style-name="P21"><text:s text:c="2"/>| <text:s text:c="6"/>| <text:s text:c="15"/>|</text:p>
      <text:p text:style-name="P21"><text:s text:c="2"/>| <text:s text:c="6"/>| <text:s text:c="3"/>screen <text:s text:c="5"/>|</text:p>
      <text:p text:style-name="P21"><text:s text:c="2"/>| <text:s text:c="6"/>| <text:s text:c="15"/>|</text:p>
      <text:p text:style-name="P21"><text:s text:c="2"/>| <text:s text:c="6"/>| <text:s text:c="15"/>|</text:p>
      <text:p text:style-name="P21"><text:s text:c="2"/>| <text:s text:c="6"/>'----------------' (1366, 768)</text:p>
      <text:p text:style-name="P21"><text:s text:c="2"/>V <text:s text:c="2"/>(0, 768)</text:p>
      <text:p text:style-name="P21"/>
      <text:p text:style-name="P21"><text:s text:c="2"/>Y</text:p>
      <text:p text:style-name="P21"/>
      <text:p text:style-name="P5">The maximum coordinates may vary according to the screen resolution</text:p>
      <text:p text:style-name="P6">Some commands takes file names as parameters. All file paths are relative to the position of the experiment file itself. Example: “anotherFile.jpg” implies that anotherFile.jpg is in the same folder as the experiment file; “dir/anotherFile.jpg” search for the file in the dir folder, itself at the same level as the experiment file.</text:p>
      <text:p text:style-name="P3">File paths and text string values should be between single quotes (‘like this’) or double quotes (“this way”).</text:p>
      <text:p text:style-name="P3">Numbers can be computed with expression (e. g. wait 20 minutes: Wait(20 * 60 * 1000)).</text:p>
      <text:p text:style-name="P4">Images must be in Jpeg format (.jpg extension) <text:span text:style-name="T36">and are never resized.</text:span></text:p>
      <text:h text:style-name="P41" text:outline-level="3">List of commands</text:h>
      <text:p text:style-name="P17"><text:span text:style-name="T31">ChangeBackgroundColor(</text:span><text:span text:style-name="T32">r, g, b</text:span><text:span text:style-name="T31">)</text:span></text:p>
      <text:p text:style-name="P26"><text:span text:style-name="T33">Change the color of the screen to the color expressed by the given red green, blue triplet (</text:span><text:a xlink:type="simple" xlink:href="https://en.wikipedia.org/wiki/RGB_color_model" text:style-name="Internet_20_link" text:visited-style-name="Visited_20_Internet_20_Link"><text:span text:style-name="T33">https://en.wikipedia.org/wiki/RGB_color_model</text:span></text:a><text:span text:style-name="T33">). R, g, b must be integers between 0 and 255 (included).</text:span></text:p>
      <text:p text:style-name="P32">PressKeyToContinue(key_to_wait)</text:p>
      <text:p text:style-name="P27">Pauses the program until the user presses the given key (e. g. “a”). Use “&lt;Return&gt;” for the enter key, “&lt;space&gt;” for the space bar and “&lt;any&gt;” to continue on any key.</text:p>
      <text:p text:style-name="P16"/>
      <text:p text:style-name="P15">Wait(milliseconds)</text:p>
      <text:p text:style-name="P36"><text:tab/>Does nothing, just waits the specified amount of time.</text:p>
      <text:p text:style-name="P40">ShowInstructions(key_to_continue, instruction_image_file)</text:p>
      <text:p text:style-name="P37">Show an image that is not accounted for the memory test. It is meant to give instructions to the text subject. Pauses the experiment until the user presses the key_to_continue key.</text:p>
      <text:p text:style-name="P19"/>
      <text:p text:style-name="P14">ShowImage(how_long_milliseconds, centre_x_pixels, centre_y_pixels, file<text:span text:style-name="T34">name</text:span>)</text:p>
      <text:p text:style-name="P28">Loads the image in the file and displays it for the given amount of time. The image is positioned on the screen so that its centre is at the specified coordinates (+/- 1 pixel in each axis if the image side sizes are odd). The program halts if the image does not entirely fit on the screen.</text:p>
      <text:p text:style-name="P14">ShowAllImages(for_how_long)</text:p>
      <text:p text:style-name="P24">Displays at the same time all the images spefified by ShowImage commands, for the duration given as parameter (in milliseconds).</text:p>
      <text:p text:style-name="P20"/>
      <text:p text:style-name="P14">ShowAllMarkers(for_how_long, marker_image)</text:p>
      <text:p text:style-name="P24">Same as ShowAllImages, but replaces the images with the marker <text:span text:style-name="T34">(marker_image is the file path)</text:span>.</text:p>
      <text:p text:style-name="P18"><text:s text:c="8"/></text:p>
      <text:p text:style-name="P14">PrepareMarkers(marker_image, timing_option)</text:p>
      <text:p text:style-name="P25"><text:span text:style-name="T35">Creates a row of markers (one per each image loaded by a ShowImage command) at the bottom of the screen for the user to move (marker_image is a file path). Timing_option can be either of (including the quotes) </text:span><text:span text:style-name="T23">"immediate timing" </text:span><text:span text:style-name="T25">or <text:s/></text:span><text:span text:style-name="T23">"time on marker movement". </text:span><text:span text:style-name="T25">The former starts the experiment duration c</text:span><text:span text:style-name="T27">h</text:span><text:span text:style-name="T25">ronometer as soon as the markers are read, the latter </text:span><text:span text:style-name="T26">as soon as the user moves a marker. The program halts if the markers don’t fit in the last screen row (e. g. there are too many).</text:span></text:p>
      <text:p text:style-name="P23"/>
      <text:p text:style-name="P14">ComputeResult(result_file)</text:p>
      <text:p text:style-name="P29">Completes the experiment. Computes the distance between each image and the closest marker and the total duration of the experiment. Writes the results in result_file.</text:p>
      <text:p text:style-name="P30">The distance computing assumes that the test subject won’t be “too far off”. The program may give nonsensical results in some corner cases (e. g. if all the markers are clustered around the same position, or if one or more markers are exactly at the same distance with respect to an image).</text:p>
      <text:p text:style-name="P31">The timer truncates to a granularity of seconds (but starts and stop time are rounded – there may be small discrepan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01672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1:09:51.347355335</meta:creation-date>
    <meta:generator>LibreOffice/5.1.3.2$Linux_X86_64 LibreOffice_project/10m0$Build-2</meta:generator>
    <dc:date>2016-06-23T20:06:24.384009875</dc:date>
    <meta:editing-duration>PT1H58M23S</meta:editing-duration>
    <meta:editing-cycles>36</meta:editing-cycles>
    <meta:document-statistic meta:table-count="0" meta:image-count="0" meta:object-count="0" meta:page-count="3" meta:paragraph-count="56" meta:word-count="1023" meta:character-count="6325" meta:non-whitespace-character-count="5212"/>
  </office:meta>
</office:document-meta>
</file>